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ffffcc" draw:textarea-horizontal-align="justify" draw:textarea-vertical-align="middle" draw:auto-grow-height="false" fo:min-height="9.081cm" fo:min-width="7.919cm"/>
    </style:style>
    <style:style style:name="gr2" style:family="graphic" style:parent-style-name="standard">
      <style:graphic-properties draw:fill-color="#ffffcc" draw:textarea-horizontal-align="justify" draw:textarea-vertical-align="middle" draw:auto-grow-height="false" fo:min-height="8.963cm" fo:min-width="23.209cm"/>
    </style:style>
    <style:style style:name="gr3" style:family="graphic" style:parent-style-name="standard">
      <style:graphic-properties draw:fill-color="#ffffcc" draw:textarea-horizontal-align="justify" draw:textarea-vertical-align="middle" draw:auto-grow-height="false" fo:min-height="11.964cm" fo:min-width="11.139cm"/>
    </style:style>
    <style:style style:name="gr4" style:family="graphic" style:parent-style-name="standard">
      <style:graphic-properties draw:fill-color="#ffffcc" draw:textarea-horizontal-align="justify" draw:textarea-vertical-align="middle" draw:auto-grow-height="false" fo:min-height="6.226cm" fo:min-width="13.41cm"/>
    </style:style>
    <style:style style:name="gr5" style:family="graphic" style:parent-style-name="standard">
      <style:graphic-properties draw:fill-color="#ffffcc" draw:textarea-horizontal-align="justify" draw:textarea-vertical-align="middle" draw:auto-grow-height="false" fo:min-height="6.966cm" fo:min-width="11.139cm"/>
    </style:style>
    <style:style style:name="gr6" style:family="graphic" style:parent-style-name="standard">
      <style:graphic-properties draw:fill-color="#ffffcc" draw:textarea-horizontal-align="justify" draw:textarea-vertical-align="middle" draw:auto-grow-height="false" fo:min-height="6.934cm" fo:min-width="11.001cm"/>
    </style:style>
    <style:style style:name="gr7" style:family="graphic" style:parent-style-name="standard">
      <style:graphic-properties draw:fill-color="#ffffcc" draw:textarea-horizontal-align="justify" draw:textarea-vertical-align="middle" draw:auto-grow-height="false" fo:min-height="12.682cm" fo:min-width="35.019cm"/>
    </style:style>
    <style:style style:name="gr8" style:family="graphic" style:parent-style-name="standard">
      <style:graphic-properties draw:fill-color="#ff9966" draw:textarea-horizontal-align="justify" draw:textarea-vertical-align="middle" draw:auto-grow-height="false" fo:min-height="24.837cm" fo:min-width="4.039cm"/>
      <style:paragraph-properties style:writing-mode="lr-tb"/>
    </style:style>
    <style:style style:name="gr9" style:family="graphic" style:parent-style-name="standard">
      <style:graphic-properties svg:stroke-width="0.152cm" draw:marker-start-width="0.432cm" draw:marker-end-width="0.432cm" draw:fill-color="#ffffff" draw:textarea-horizontal-align="justify" draw:textarea-vertical-align="middle" draw:auto-grow-height="false" fo:min-height="10.936cm" fo:min-width="4.795cm" fo:padding-top="0.201cm" fo:padding-bottom="0.201cm" fo:padding-left="0.326cm" fo:padding-right="0.326cm"/>
      <style:paragraph-properties style:writing-mode="lr-tb"/>
    </style:style>
    <style:style style:name="gr10" style:family="graphic" style:parent-style-name="standard">
      <style:graphic-properties svg:stroke-width="0.152cm" draw:marker-start-width="0.432cm" draw:marker-end-width="0.432cm" draw:fill-color="#ffffff" draw:textarea-horizontal-align="justify" draw:textarea-vertical-align="middle" draw:auto-grow-height="false" fo:min-height="3.401cm" fo:min-width="2.72cm" fo:padding-top="0.201cm" fo:padding-bottom="0.201cm" fo:padding-left="0.326cm" fo:padding-right="0.326cm"/>
      <style:paragraph-properties style:writing-mode="lr-tb"/>
    </style:style>
    <style:style style:name="gr11" style:family="graphic" style:parent-style-name="standard">
      <style:graphic-properties svg:stroke-width="0.152cm" draw:marker-start-width="0.432cm" draw:marker-end-width="0.432cm" draw:fill-color="#ff9966" draw:textarea-horizontal-align="justify" draw:textarea-vertical-align="middle" draw:auto-grow-height="false" fo:min-height="4.712cm" fo:min-width="3.888cm" fo:padding-top="0.201cm" fo:padding-bottom="0.201cm" fo:padding-left="0.326cm" fo:padding-right="0.326cm"/>
      <style:paragraph-properties style:writing-mode="lr-tb"/>
    </style:style>
    <style:style style:name="gr12" style:family="graphic" style:parent-style-name="standard">
      <style:graphic-properties svg:stroke-width="0.152cm" draw:marker-start-width="0.432cm" draw:marker-end-width="0.432cm" draw:fill-color="#ffffff" draw:textarea-horizontal-align="justify" draw:textarea-vertical-align="middle" draw:auto-grow-height="false" fo:min-height="3.341cm" fo:min-width="4.33cm" fo:padding-top="0.201cm" fo:padding-bottom="0.201cm" fo:padding-left="0.326cm" fo:padding-right="0.326cm"/>
      <style:paragraph-properties style:writing-mode="lr-tb"/>
    </style:style>
    <style:style style:name="gr13" style:family="graphic" style:parent-style-name="standard">
      <style:graphic-properties draw:fill-color="#ffffff" draw:textarea-horizontal-align="justify" draw:textarea-vertical-align="middle" draw:auto-grow-height="false" fo:min-height="4.678cm" fo:min-width="6.24cm"/>
      <style:paragraph-properties style:writing-mode="lr-tb"/>
    </style:style>
    <style:style style:name="gr14" style:family="graphic" style:parent-style-name="standard">
      <style:graphic-properties svg:stroke-width="0.152cm" draw:marker-start-width="0.432cm" draw:marker-end-width="0.432cm" draw:fill-color="#ffffff" draw:textarea-horizontal-align="justify" draw:textarea-vertical-align="middle" draw:auto-grow-height="false" fo:min-height="5.406cm" fo:min-width="4.948cm" fo:padding-top="0.201cm" fo:padding-bottom="0.201cm" fo:padding-left="0.326cm" fo:padding-right="0.326cm"/>
      <style:paragraph-properties style:writing-mode="lr-tb"/>
    </style:style>
    <style:style style:name="gr15" style:family="graphic" style:parent-style-name="standard">
      <style:graphic-properties draw:fill-color="#ffffff" draw:textarea-horizontal-align="justify" draw:textarea-vertical-align="middle" draw:auto-grow-height="false" fo:min-height="8.435cm" fo:min-width="4.324cm"/>
      <style:paragraph-properties style:writing-mode="lr-tb"/>
    </style:style>
    <style:style style:name="gr16" style:family="graphic" style:parent-style-name="standard">
      <style:graphic-properties draw:fill="solid" draw:fill-color="#ff9966" draw:textarea-horizontal-align="justify" draw:textarea-vertical-align="middle" draw:auto-grow-height="false" fo:min-height="3.151cm" fo:min-width="3.732cm"/>
      <style:paragraph-properties style:writing-mode="lr-tb"/>
    </style:style>
    <style:style style:name="gr17" style:family="graphic" style:parent-style-name="standard">
      <style:graphic-properties draw:fill-color="#ffffff" draw:textarea-horizontal-align="justify" draw:textarea-vertical-align="middle" draw:auto-grow-height="false" fo:min-height="0.787cm" fo:min-width="2.549cm"/>
      <style:paragraph-properties style:writing-mode="lr-tb"/>
    </style:style>
    <style:style style:name="gr18" style:family="graphic" style:parent-style-name="standard">
      <style:graphic-properties svg:stroke-width="0.152cm" draw:marker-start-width="0.432cm" draw:marker-end-width="0.432cm" draw:fill-color="#ffffff" draw:textarea-horizontal-align="justify" draw:textarea-vertical-align="middle" draw:auto-grow-height="false" fo:min-height="4.522cm" fo:min-width="4.168cm" fo:padding-top="0.201cm" fo:padding-bottom="0.201cm" fo:padding-left="0.326cm" fo:padding-right="0.326cm"/>
      <style:paragraph-properties style:writing-mode="lr-tb"/>
    </style:style>
    <style:style style:name="gr19" style:family="graphic" style:parent-style-name="standard">
      <style:graphic-properties draw:fill-color="#ffffff" draw:textarea-horizontal-align="justify" draw:textarea-vertical-align="middle" draw:auto-grow-height="false" fo:min-height="6.441cm" fo:min-width="4.818cm"/>
      <style:paragraph-properties style:writing-mode="lr-tb"/>
    </style:style>
    <style:style style:name="gr20" style:family="graphic" style:parent-style-name="standard">
      <style:graphic-properties draw:fill-color="#ffffff" draw:textarea-horizontal-align="justify" draw:textarea-vertical-align="middle" draw:auto-grow-height="false" fo:min-height="2.2cm" fo:min-width="4.407cm"/>
      <style:paragraph-properties style:writing-mode="lr-tb"/>
    </style:style>
    <style:style style:name="gr21" style:family="graphic" style:parent-style-name="standard">
      <style:graphic-properties draw:fill-color="#ff9966" draw:textarea-horizontal-align="justify" draw:textarea-vertical-align="middle" draw:auto-grow-height="false" fo:min-height="1.306cm" fo:min-width="3.21cm"/>
      <style:paragraph-properties style:writing-mode="lr-tb"/>
    </style:style>
    <style:style style:name="gr22" style:family="graphic" style:parent-style-name="standard">
      <style:graphic-properties svg:stroke-width="0.152cm" draw:marker-start-width="0.432cm" draw:marker-end-width="0.432cm" draw:fill-color="#ffffff" draw:textarea-horizontal-align="justify" draw:textarea-vertical-align="middle" draw:auto-grow-height="false" fo:min-height="2.84cm" fo:min-width="4.602cm" fo:padding-top="0.201cm" fo:padding-bottom="0.201cm" fo:padding-left="0.326cm" fo:padding-right="0.326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838cm" fo:min-width="6.286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839cm" fo:min-width="8.119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839cm" fo:min-width="2.338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838cm" fo:min-width="3.215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839cm" fo:min-width="6.25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838cm" fo:min-width="2.223cm"/>
      <style:paragraph-properties style:writing-mode="lr-tb"/>
    </style:style>
    <style:style style:name="gr29" style:family="graphic" style:parent-style-name="standard">
      <style:graphic-properties draw:textarea-vertical-align="middle" draw:auto-grow-height="false" fo:min-height="14.55cm" fo:min-width="3.092cm"/>
    </style:style>
    <style:style style:name="gr30" style:family="graphic" style:parent-style-name="standard">
      <style:graphic-properties draw:textarea-vertical-align="middle" draw:auto-grow-height="false" fo:min-height="5.785cm" fo:min-width="3.236cm"/>
    </style:style>
    <style:style style:name="gr31" style:family="graphic" style:parent-style-name="standard">
      <style:graphic-properties draw:textarea-vertical-align="middle" draw:auto-grow-height="false" fo:min-height="2.624cm" fo:min-width="3.236cm"/>
    </style:style>
    <style:style style:name="gr32" style:family="graphic" style:parent-style-name="standard">
      <style:graphic-properties draw:textarea-vertical-align="middle" draw:auto-grow-height="false" fo:min-height="9.09cm" fo:min-width="3.38cm"/>
    </style:style>
    <style:style style:name="gr33" style:family="graphic" style:parent-style-name="standard">
      <style:graphic-properties svg:stroke-width="0.152cm" draw:marker-start-width="0.432cm" draw:marker-end-width="0.432cm" draw:fill-color="#ffffff" draw:textarea-horizontal-align="justify" draw:textarea-vertical-align="middle" draw:auto-grow-height="false" fo:min-height="4.007cm" fo:min-width="3.901cm" fo:padding-top="0.201cm" fo:padding-bottom="0.201cm" fo:padding-left="0.326cm" fo:padding-right="0.326cm"/>
      <style:paragraph-properties style:writing-mode="lr-tb"/>
    </style:style>
    <style:style style:name="gr34" style:family="graphic" style:parent-style-name="standard">
      <style:graphic-properties svg:stroke-width="0.152cm" draw:marker-start-width="0.432cm" draw:marker-end-width="0.432cm" draw:fill="solid" draw:fill-color="#ffffff" draw:textarea-horizontal-align="justify" draw:textarea-vertical-align="middle" draw:auto-grow-height="false" fo:min-height="6.666cm" fo:min-width="4.413cm" fo:padding-top="0.201cm" fo:padding-bottom="0.201cm" fo:padding-left="0.326cm" fo:padding-right="0.326cm"/>
      <style:paragraph-properties style:writing-mode="lr-tb"/>
    </style:style>
    <style:style style:name="gr35" style:family="graphic" style:parent-style-name="standard">
      <style:graphic-properties svg:stroke-width="0.152cm" draw:marker-start-width="0.432cm" draw:marker-end-width="0.432cm" draw:fill="solid" draw:fill-color="#ffffff" draw:textarea-horizontal-align="justify" draw:textarea-vertical-align="middle" draw:auto-grow-height="false" fo:min-height="3.229cm" fo:min-width="3.96cm" fo:padding-top="0.201cm" fo:padding-bottom="0.201cm" fo:padding-left="0.326cm" fo:padding-right="0.326cm"/>
      <style:paragraph-properties style:writing-mode="lr-tb"/>
    </style:style>
    <style:style style:name="gr36" style:family="graphic" style:parent-style-name="standard">
      <style:graphic-properties svg:stroke-width="0.152cm" draw:marker-start-width="0.432cm" draw:marker-end-width="0.432cm" draw:fill="solid" draw:fill-color="#ffffff" draw:textarea-horizontal-align="justify" draw:textarea-vertical-align="middle" draw:auto-grow-height="false" fo:min-height="1.968cm" fo:min-width="5.12cm" fo:padding-top="0.201cm" fo:padding-bottom="0.201cm" fo:padding-left="0.326cm" fo:padding-right="0.326cm"/>
      <style:paragraph-properties style:writing-mode="lr-tb"/>
    </style:style>
    <style:style style:name="gr37" style:family="graphic" style:parent-style-name="standard">
      <style:graphic-properties svg:stroke-width="0.152cm" draw:marker-start-width="0.432cm" draw:marker-end-width="0.432cm" draw:fill="solid" draw:fill-color="#ff9966" draw:textarea-horizontal-align="justify" draw:textarea-vertical-align="middle" draw:auto-grow-height="false" fo:min-height="1.414cm" fo:min-width="5.18cm" fo:padding-top="0.201cm" fo:padding-bottom="0.201cm" fo:padding-left="0.326cm" fo:padding-right="0.326cm"/>
      <style:paragraph-properties style:writing-mode="lr-tb"/>
    </style:style>
    <style:style style:name="gr38" style:family="graphic" style:parent-style-name="standard">
      <style:graphic-properties svg:stroke-width="0.152cm" draw:marker-start-width="0.432cm" draw:marker-end-width="0.432cm" draw:fill="solid" draw:fill-color="#ff9966" draw:textarea-horizontal-align="justify" draw:textarea-vertical-align="middle" draw:auto-grow-height="false" fo:min-height="1.414cm" fo:min-width="5.181cm" fo:padding-top="0.201cm" fo:padding-bottom="0.201cm" fo:padding-left="0.326cm" fo:padding-right="0.326cm"/>
      <style:paragraph-properties style:writing-mode="lr-tb"/>
    </style:style>
    <style:style style:name="gr39" style:family="graphic" style:parent-style-name="standard">
      <style:graphic-properties svg:stroke-width="0.152cm" draw:marker-start-width="0.432cm" draw:marker-end-width="0.432cm" draw:fill="solid" draw:fill-color="#ff9966" draw:textarea-horizontal-align="justify" draw:textarea-vertical-align="middle" draw:auto-grow-height="false" fo:min-height="7.211cm" fo:min-width="3.368cm" fo:padding-top="0.201cm" fo:padding-bottom="0.201cm" fo:padding-left="0.326cm" fo:padding-right="0.326cm"/>
      <style:paragraph-properties style:writing-mode="lr-tb"/>
    </style:style>
    <style:style style:name="gr40" style:family="graphic" style:parent-style-name="standard">
      <style:graphic-properties svg:stroke-width="0.152cm" draw:marker-start-width="0.432cm" draw:marker-end-width="0.432cm" draw:fill="solid" draw:fill-color="#ff9966" draw:textarea-horizontal-align="justify" draw:textarea-vertical-align="middle" draw:auto-grow-height="false" fo:min-height="9.569cm" fo:min-width="4.147cm" fo:padding-top="0.201cm" fo:padding-bottom="0.201cm" fo:padding-left="0.326cm" fo:padding-right="0.326cm"/>
      <style:paragraph-properties style:writing-mode="lr-tb"/>
    </style:style>
    <style:style style:name="gr41" style:family="graphic" style:parent-style-name="standard">
      <style:graphic-properties svg:stroke-width="0.152cm" draw:marker-start-width="0.432cm" draw:marker-end-width="0.432cm" draw:fill-color="#ffffff" draw:textarea-horizontal-align="justify" draw:textarea-vertical-align="middle" draw:auto-grow-height="false" fo:min-height="1.673cm" fo:min-width="2.86cm" fo:padding-top="0.201cm" fo:padding-bottom="0.201cm" fo:padding-left="0.326cm" fo:padding-right="0.326cm"/>
      <style:paragraph-properties style:writing-mode="lr-tb"/>
    </style:style>
    <style:style style:name="gr42" style:family="graphic" style:parent-style-name="standard">
      <style:graphic-properties svg:stroke-width="0.152cm" draw:marker-start-width="0.432cm" draw:marker-end-width="0.432cm" draw:fill="solid" draw:fill-color="#ffffff" draw:textarea-horizontal-align="justify" draw:textarea-vertical-align="middle" draw:auto-grow-height="false" fo:min-height="2.005cm" fo:min-width="4.692cm" fo:padding-top="0.201cm" fo:padding-bottom="0.201cm" fo:padding-left="0.326cm" fo:padding-right="0.326cm"/>
      <style:paragraph-properties style:writing-mode="lr-tb"/>
    </style:style>
    <style:style style:name="gr43" style:family="graphic" style:parent-style-name="standard">
      <style:graphic-properties svg:stroke-width="0.152cm" draw:marker-start-width="0.432cm" draw:marker-end-width="0.432cm" draw:fill="solid" draw:fill-color="#ffffff" draw:textarea-horizontal-align="justify" draw:textarea-vertical-align="middle" draw:auto-grow-height="false" fo:min-height="3.1cm" fo:min-width="4.574cm" fo:padding-top="0.201cm" fo:padding-bottom="0.201cm" fo:padding-left="0.326cm" fo:padding-right="0.326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838cm" fo:min-width="2.841cm"/>
      <style:paragraph-properties style:writing-mode="lr-tb"/>
    </style:style>
    <style:style style:name="gr45" style:family="graphic" style:parent-style-name="standard">
      <style:graphic-properties draw:fill-color="#ffffff" draw:textarea-horizontal-align="justify" draw:textarea-vertical-align="middle" draw:auto-grow-height="false" fo:min-height="0.268cm" fo:min-width="9.071cm"/>
      <style:paragraph-properties style:writing-mode="lr-tb"/>
    </style:style>
    <style:style style:name="gr46" style:family="graphic" style:parent-style-name="standard">
      <style:graphic-properties draw:fill-color="#ffffff" draw:textarea-horizontal-align="justify" draw:textarea-vertical-align="middle" draw:auto-grow-height="false" fo:min-height="1.047cm" fo:min-width="4.531cm"/>
      <style:paragraph-properties style:writing-mode="lr-tb"/>
    </style:style>
    <style:style style:name="gr47" style:family="graphic" style:parent-style-name="standard">
      <style:graphic-properties draw:fill-color="#ffffff" draw:textarea-horizontal-align="justify" draw:textarea-vertical-align="middle" draw:auto-grow-height="false" fo:min-height="0.269cm" fo:min-width="9.071cm"/>
      <style:paragraph-properties style:writing-mode="lr-tb"/>
    </style:style>
    <style:style style:name="P1" style:family="paragraph">
      <loext:graphic-properties draw:fill-color="#ffffcc"/>
      <style:paragraph-properties fo:text-align="center"/>
    </style:style>
    <style:style style:name="P2" style:family="paragraph">
      <style:paragraph-properties fo:text-align="center" style:writing-mode="lr-tb"/>
    </style:style>
    <style:style style:name="P3" style:family="paragraph">
      <style:paragraph-properties fo:text-align="start" style:writing-mode="lr-tb"/>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color="#ff9966"/>
      <style:paragraph-properties fo:text-align="center" style:writing-mode="lr-tb"/>
    </style:style>
    <style:style style:name="P6" style:family="paragraph">
      <loext:graphic-properties draw:fill-color="#ffffff"/>
      <style:paragraph-properties fo:text-align="center" style:writing-mode="lr-tb"/>
    </style:style>
    <style:style style:name="P7" style:family="paragraph">
      <loext:graphic-properties draw:fill="solid" draw:fill-color="#ff9966"/>
      <style:paragraph-properties fo:text-align="center" style:writing-mode="lr-tb"/>
    </style:style>
    <style:style style:name="P8" style:family="paragraph">
      <loext:graphic-properties draw:fill="none" draw:fill-color="#ffffff"/>
      <style:paragraph-properties style:writing-mode="lr-tb"/>
    </style:style>
    <style:style style:name="P9" style:family="paragraph">
      <style:paragraph-properties fo:text-align="center"/>
    </style:style>
    <style:style style:name="P10" style:family="paragraph">
      <loext:graphic-properties draw:fill="solid" draw:fill-color="#ffffff"/>
      <style:paragraph-properties fo:text-align="center" style:writing-mode="lr-tb"/>
    </style:style>
    <style:style style:name="P11" style:family="paragraph">
      <loext:graphic-properties draw:fill-color="#ffffff"/>
      <style:paragraph-properties fo:text-align="start" style:writing-mode="lr-tb"/>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8pt" fo:font-weight="normal" style:font-size-asian="8pt" style:font-weight-asian="normal" style:font-size-complex="8pt" style:font-weight-complex="normal"/>
    </style:style>
    <style:style style:name="T5" style:family="text">
      <style:text-properties style:use-window-font-color="true" loext:opacity="0%" style:text-outline="false" style:text-line-through-style="none" style:text-line-through-type="none" style:font-name="Arial" fo:font-size="8pt" fo:font-style="normal" fo:text-shadow="none" style:text-underline-style="none" fo:font-weight="normal" style:letter-kerning="true" style:font-name-asian="AR PL UMing HK"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419cm" svg:height="9.331cm" svg:x="24.049cm" svg:y="21.565cm">
          <text:p/>
          <draw:enhanced-geometry svg:viewBox="0 0 21600 21600" draw:type="rectangle" draw:enhanced-path="M 0 0 L 21600 0 21600 21600 0 21600 0 0 Z N"/>
        </draw:custom-shape>
        <draw:custom-shape draw:style-name="gr2" draw:text-style-name="P1" draw:layer="layout" svg:width="23.709cm" svg:height="9.213cm" svg:x="22.122cm" svg:y="31.661cm">
          <text:p/>
          <draw:enhanced-geometry svg:viewBox="0 0 21600 21600" draw:mirror-horizontal="false" draw:mirror-vertical="false" draw:type="rectangle" draw:enhanced-path="M 0 0 L 21600 0 21600 21600 0 21600 0 0 Z N"/>
        </draw:custom-shape>
        <draw:custom-shape draw:style-name="gr3" draw:text-style-name="P1" draw:layer="layout" svg:width="11.639cm" svg:height="12.214cm" svg:x="9.908cm" svg:y="28.66cm">
          <text:p/>
          <draw:enhanced-geometry svg:viewBox="0 0 21600 21600" draw:type="rectangle" draw:enhanced-path="M 0 0 L 21600 0 21600 21600 0 21600 0 0 Z N"/>
        </draw:custom-shape>
        <draw:custom-shape draw:style-name="gr4" draw:text-style-name="P1" draw:layer="layout" svg:width="13.91cm" svg:height="6.476cm" svg:x="9.823cm" svg:y="21.558cm">
          <text:p/>
          <draw:enhanced-geometry svg:viewBox="0 0 21600 21600" draw:type="rectangle" draw:enhanced-path="M 0 0 L 21600 0 21600 21600 0 21600 0 0 Z N"/>
        </draw:custom-shape>
        <draw:custom-shape draw:style-name="gr5" draw:text-style-name="P1" draw:layer="layout" svg:width="11.639cm" svg:height="7.216cm" svg:x="21.755cm" svg:y="14.249cm">
          <text:p/>
          <draw:enhanced-geometry svg:viewBox="0 0 21600 21600" draw:type="rectangle" draw:enhanced-path="M 0 0 L 21600 0 21600 21600 0 21600 0 0 Z N"/>
        </draw:custom-shape>
        <draw:custom-shape draw:style-name="gr6" draw:text-style-name="P1" draw:layer="layout" svg:width="11.501cm" svg:height="7.184cm" svg:x="9.759cm" svg:y="14.219cm">
          <text:p/>
          <draw:enhanced-geometry svg:viewBox="0 0 21600 21600" draw:type="rectangle" draw:enhanced-path="M 0 0 L 21600 0 21600 21600 0 21600 0 0 Z N"/>
        </draw:custom-shape>
        <draw:custom-shape draw:style-name="gr7" draw:text-style-name="P1" draw:layer="layout" svg:width="35.519cm" svg:height="12.932cm" svg:x="9.737cm" svg:y="1.152cm">
          <text:p/>
          <draw:enhanced-geometry svg:viewBox="0 0 21600 21600" draw:type="rectangle" draw:enhanced-path="M 0 0 L 21600 0 21600 21600 0 21600 0 0 Z N"/>
        </draw:custom-shape>
        <draw:custom-shape draw:style-name="gr8" draw:text-style-name="P5" draw:layer="layout" svg:width="5.029cm" svg:height="25.577cm" svg:x="1.008cm" svg:y="7.61cm">
          <text:p text:style-name="P2"><text:span text:style-name="T1">ASH3D.F90</text:span></text:p>
          <text:p text:style-name="P3"><text:span text:style-name="T2"/></text:p>
          <text:p text:style-name="P3"><text:span text:style-name="T2">Call Parse_Command_Line</text:span></text:p>
          <text:p text:style-name="P3"><text:span text:style-name="T2">Call Set_OS_Env</text:span></text:p>
          <text:p text:style-name="P3"><text:span text:style-name="T2">Call Read_Control_File</text:span></text:p>
          <text:p text:style-name="P4"><text:span text:style-name="T2"><text:s text:c="4"/></text:span><text:span text:style-name="T2">input_data_OPTMOD</text:span></text:p>
          <text:p text:style-name="P3"><text:span text:style-name="T2">Call ReadAirports</text:span></text:p>
          <text:p text:style-name="P3"><text:span text:style-name="T2">Call alloc_arrays</text:span></text:p>
          <text:p text:style-name="P3"><text:span text:style-name="T2">Call calc_mesh_params</text:span></text:p>
          <text:p text:style-name="P3"><text:span text:style-name="T2">Call Allocate_Source_Umbrella</text:span></text:p>
          <text:p text:style-name="P3"><text:span text:style-name="T2">Call Calc_Normalized_SourceCol</text:span></text:p>
          <text:p text:style-name="P3"><text:span text:style-name="T2">Call NC_RestartFile_LoadConcen</text:span></text:p>
          <text:p text:style-name="P3"><text:span text:style-name="T2">Call Allocate_Atmosphere_Met</text:span></text:p>
          <text:p text:style-name="P3"><text:span text:style-name="T2">Call Allocate_Tephra_Met</text:span></text:p>
          <text:p text:style-name="P3"><text:span text:style-name="T2">Call Allocate_Output_UserVars</text:span></text:p>
          <text:p text:style-name="P3"><text:span text:style-name="T2">Call MesoInterpolater</text:span></text:p>
          <text:p text:style-name="P3"><text:span text:style-name="T2"><text:s text:c="2"/></text:span><text:span text:style-name="T2">MesoInterpolater_OPTMOD</text:span></text:p>
          <text:p text:style-name="P3"><text:span text:style-name="T2">Call output_results</text:span></text:p>
          <text:p text:style-name="P3"><text:span text:style-name="T2">Call Allocate_Ntime</text:span></text:p>
          <text:p text:style-name="P3"><text:span text:style-name="T2">Call Allocate_Profile</text:span></text:p>
          <text:p text:style-name="P3"><text:span text:style-name="T2">Call EruptivePulse_MassFluxRate</text:span></text:p>
          <text:p text:style-name="P3"><text:span text:style-name="T2"/></text:p>
          <text:p text:style-name="P3"><text:span text:style-name="T2">Loop over time:</text:span></text:p>
          <text:p text:style-name="P3"><text:span text:style-name="T2"><text:s text:c="2"/></text:span><text:span text:style-name="T2">Call MesoInterpolater</text:span></text:p>
          <text:p text:style-name="P3"><text:span text:style-name="T2"><text:s text:c="2"/></text:span><text:span text:style-name="T2">Call CheckEruptivePulses</text:span></text:p>
          <text:p text:style-name="P3"><text:span text:style-name="T2"><text:s text:c="2"/></text:span><text:span text:style-name="T2">Call TephraSourceNodes</text:span></text:p>
          <text:p text:style-name="P3"><text:span text:style-name="T2"><text:s text:c="4"/></text:span><text:span text:style-name="T2">Source_OPTMOD</text:span></text:p>
          <text:p text:style-name="P3"><text:span text:style-name="T2"><text:s text:c="2"/></text:span><text:span text:style-name="T2">Call Set_BC</text:span></text:p>
          <text:p text:style-name="P3"><text:span text:style-name="T2"><text:s text:c="2"/></text:span><text:span text:style-name="T2">Call AdvectHorz</text:span></text:p>
          <text:p text:style-name="P3"><text:span text:style-name="T2"><text:s text:c="2"/></text:span><text:span text:style-name="T2">Call advect_z</text:span></text:p>
          <text:p text:style-name="P3"><text:span text:style-name="T2"><text:s text:c="2"/></text:span><text:span text:style-name="T2">Call Set_BC</text:span></text:p>
          <text:p text:style-name="P3"><text:span text:style-name="T2"><text:s text:c="2"/></text:span><text:span text:style-name="T2">Call DiffuseVert</text:span></text:p>
          <text:p text:style-name="P3"><text:span text:style-name="T2"><text:s text:c="2"/></text:span><text:span text:style-name="T2">Call DiffuseHorz</text:span></text:p>
          <text:p text:style-name="P3"><text:span text:style-name="T2"><text:s text:c="2"/></text:span><text:span text:style-name="T2">Call Gen_Output_Vars</text:span></text:p>
          <text:p text:style-name="P3"><text:span text:style-name="T2"><text:s text:c="4"/></text:span><text:span text:style-name="T2">output_OPTMOD</text:span></text:p>
          <text:p text:style-name="P3"><text:span text:style-name="T2"><text:s text:c="2"/></text:span><text:span text:style-name="T2">Call FirstAsh</text:span></text:p>
          <text:p text:style-name="P3"><text:span text:style-name="T2"><text:s text:c="2"/></text:span><text:span text:style-name="T2">Call Calc_vprofile</text:span></text:p>
          <text:p text:style-name="P3"><text:span text:style-name="T2"><text:s text:c="2"/></text:span><text:span text:style-name="T2">Call vprofilewriter</text:span></text:p>
          <text:p text:style-name="P3"><text:span text:style-name="T2"><text:s text:c="2"/></text:span><text:span text:style-name="T2">Call Gen_Output_Vars</text:span></text:p>
          <text:p text:style-name="P3"><text:span text:style-name="T2"><text:s text:c="2"/></text:span><text:span text:style-name="T2">Call output_results</text:span></text:p>
          <text:p text:style-name="P3"><text:span text:style-name="T2"><text:s text:c="2"/></text:span><text:span text:style-name="T2">Call Gen_Output_Vars</text:span></text:p>
          <text:p text:style-name="P3"><text:span text:style-name="T2"><text:s text:c="2"/></text:span><text:span text:style-name="T2">Call TimeStepTotals</text:span></text:p>
          <text:p text:style-name="P3"><text:span text:style-name="T2"><text:s text:c="2"/></text:span><text:span text:style-name="T2">Call Gen_Output_Vars</text:span></text:p>
          <text:p text:style-name="P3"><text:span text:style-name="T2"><text:s text:c="2"/></text:span><text:span text:style-name="T2">Call Prune_GS</text:span></text:p>
          <text:p text:style-name="P3"><text:span text:style-name="T2">End loop over time</text:span></text:p>
          <text:p text:style-name="P3"><text:span text:style-name="T2"/></text:p>
          <text:p text:style-name="P3"><text:span text:style-name="T2">Call Gen_Output_Vars</text:span></text:p>
          <text:p text:style-name="P3"><text:span text:style-name="T2">Call output_results</text:span></text:p>
          <text:p text:style-name="P3"><text:span text:style-name="T2">Call TimeStepTotals</text:span></text:p>
          <text:p text:style-name="P3"><text:span text:style-name="T2">Call dealloc_arrays</text:span></text:p>
          <text:p text:style-name="P3"><text:span text:style-name="T2"><text:s text:c="2"/></text:span><text:span text:style-name="T2">dealloc_OPTMOD</text:span></text:p>
          <text:p text:style-name="P3"><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layer="layout" svg:width="6.035cm" svg:height="11.926cm" svg:x="9.908cm" svg:y="2.014cm">
          <text:p text:style-name="P2"><text:span text:style-name="T1">Input_Data.f90</text:span></text:p>
          <text:p text:style-name="P3"><text:span text:style-name="T3">MODULE Ash3d_Program_Control</text:span></text:p>
          <text:p text:style-name="P3"><text:span text:style-name="T3">Parse_Command_line</text:span></text:p>
          <text:p text:style-name="P4"><text:span text:style-name="T4"><text:s text:c="2"/></text:span><text:span text:style-name="T4">Call NC_RestartFile_ReadTimes</text:span></text:p>
          <text:p text:style-name="P4"><text:span text:style-name="T4"><text:s text:c="2"/></text:span><text:span text:style-name="T4">Call help_general</text:span></text:p>
          <text:p text:style-name="P4"><text:span text:style-name="T4"><text:s text:c="2"/></text:span><text:span text:style-name="T4">Call help_make</text:span></text:p>
          <text:p text:style-name="P4"><text:span text:style-name="T4"><text:s text:c="2"/></text:span><text:span text:style-name="T4">Call help_run</text:span></text:p>
          <text:p text:style-name="P4"><text:span text:style-name="T4"><text:s text:c="2"/></text:span><text:span text:style-name="T4">Call help_input</text:span></text:p>
          <text:p text:style-name="P4"><text:span text:style-name="T3">Set_OS_Env</text:span></text:p>
          <text:p text:style-name="P4"><text:span text:style-name="T4"><text:s text:c="2"/></text:span><text:span text:style-name="T4">Call check_endian</text:span></text:p>
          <text:p text:style-name="P4"><text:span text:style-name="T4"><text:s text:c="2"/></text:span><text:span text:style-name="T4">Call getlog</text:span></text:p>
          <text:p text:style-name="P4"><text:span text:style-name="T4"><text:s text:c="2"/></text:span><text:span text:style-name="T4">Call hostnm</text:span></text:p>
          <text:p text:style-name="P4"><text:span text:style-name="T4"><text:s text:c="2"/></text:span><text:span text:style-name="T4">Call getcwd</text:span></text:p>
          <text:p text:style-name="P4"><text:span text:style-name="T3">check_endian</text:span></text:p>
          <text:p text:style-name="P3"><text:span text:style-name="T3">Read_Control_File</text:span></text:p>
          <text:p text:style-name="P3"><text:span text:style-name="T3"><text:s text:c="2"/></text:span><text:span text:style-name="T4">Call input_data_ResetParams</text:span></text:p>
          <text:p text:style-name="P3"><text:span text:style-name="T2"><text:s text:c="2"/></text:span><text:span text:style-name="T2">Call get_ESP</text:span></text:p>
          <text:p text:style-name="P3"><text:span text:style-name="T2"><text:s text:c="2"/></text:span><text:span text:style-name="T2">Call PJ_Set_Proj</text:span></text:p>
          <text:p text:style-name="P3"><text:span text:style-name="T2"><text:s text:c="2"/></text:span><text:span text:style-name="T2">Call LatLonChecker</text:span></text:p>
          <text:p text:style-name="P3"><text:span text:style-name="T2"><text:s text:c="2"/></text:span><text:span text:style-name="T2">Call xyChecker</text:span></text:p>
          <text:p text:style-name="P3"><text:span text:style-name="T2"><text:s text:c="2"/></text:span><text:span text:style-name="T2">Call Allocate_Source_eruption</text:span></text:p>
          <text:p text:style-name="P3"><text:span text:style-name="T2"><text:s text:c="2"/></text:span><text:span text:style-name="T2">Call MR_Allocate_FullMetFileList</text:span></text:p>
          <text:p text:style-name="P3"><text:span text:style-name="T2"><text:s text:c="2"/></text:span><text:span text:style-name="T2">Call MR_Set_Gen_Index_GRIB</text:span></text:p>
          <text:p text:style-name="P3"><text:span text:style-name="T2"><text:s text:c="2"/></text:span><text:span text:style-name="T2">Call MR_Read_Met_DimVars</text:span></text:p>
          <text:p text:style-name="P3"><text:span text:style-name="T2"><text:s text:c="2"/></text:span><text:span text:style-name="T2">Call Allocate_Tephra</text:span></text:p>
          <text:p text:style-name="P3"><text:span text:style-name="T2"><text:s text:c="2"/></text:span><text:span text:style-name="T2">Call Calculate_Tephra_Shape</text:span></text:p>
          <text:p text:style-name="P3"><text:span text:style-name="T2"><text:s text:c="2"/></text:span><text:span text:style-name="T2">Call Sort_Tephra_Size</text:span></text:p>
          <text:p text:style-name="P3"><text:span text:style-name="T2"><text:s text:c="2"/></text:span><text:span text:style-name="T2">Call vprofchecker</text:span></text:p>
          <text:p text:style-name="P3"><text:span text:style-name="T3">LatLonChecker</text:span></text:p>
          <text:p text:style-name="P3"><text:span text:style-name="T3">xyChecker</text:span></text:p>
          <text:p text:style-name="P3"><text:span text:style-name="T3">Vprofchecker</text:span></text:p>
          <text:p text:style-name="P3"><text:span text:style-name="T3">Read_PostProc_Control_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layer="layout" svg:width="3.736cm" svg:height="4.167cm" svg:x="16.23cm" svg:y="8.768cm">
          <text:p text:style-name="P2"><text:span text:style-name="T1">Help.f90</text:span></text:p>
          <text:p text:style-name="P3"><text:span text:style-name="T3">MODULE Help</text:span></text:p>
          <text:p text:style-name="P3"><text:span text:style-name="T3">help_general</text:span></text:p>
          <text:p text:style-name="P3"><text:span text:style-name="T4"><text:s text:c="2"/></text:span><text:span text:style-name="T4">Call help_run</text:span></text:p>
          <text:p text:style-name="P3"><text:span text:style-name="T3">help_make</text:span></text:p>
          <text:p text:style-name="P3"><text:span text:style-name="T3">help_run</text:span></text:p>
          <text:p text:style-name="P3"><text:span text:style-name="T3">help_input</text:span></text:p>
          <text:p text:style-name="P3"><text:span text:style-name="T4"><text:s text:c="2"/></text:span><text:span text:style-name="T4">Call help_inputfile</text:span></text:p>
          <text:p text:style-name="P3"><text:span text:style-name="T3">help_inputfile</text:span></text:p>
          <text:p text:style-name="P3"><text:span text:style-name="T3">help_postpr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5" draw:layer="layout" svg:width="5.03cm" svg:height="5.604cm" svg:x="40.514cm" svg:y="33.259cm">
          <text:p text:style-name="P2"><text:span text:style-name="T1">write_NETCDF.f90</text:span></text:p>
          <text:p text:style-name="P3"><text:span text:style-name="T3">MODULE Ash3d_Netcdf_IO</text:span></text:p>
          <text:p text:style-name="P3"><text:span text:style-name="T3">NC_create_netcdf_file</text:span></text:p>
          <text:p text:style-name="P3"><text:span text:style-name="T3">NC_append_to_netcdf</text:span></text:p>
          <text:p text:style-name="P3"><text:span text:style-name="T3">NC_RestartFile_ReadTimes</text:span></text:p>
          <text:p text:style-name="P3"><text:span text:style-name="T3">NC_Restart_LoadConcen</text:span></text:p>
          <text:p text:style-name="P3"><text:span text:style-name="T3">NC_check_status</text:span></text:p>
          <text:p text:style-name="P3"><text:span text:style-name="T3">NC_Read_Output_Products</text:span></text:p>
          <text:p text:style-name="P3"><text:span text:style-name="T4"><text:s text:c="2"/></text:span><text:span text:style-name="T4">Call Allocate_Ntime</text:span></text:p>
          <text:p text:style-name="P3"><text:span text:style-name="T4"><text:s text:c="2"/></text:span><text:span text:style-name="T4">Call Allocate_Airports</text:span></text:p>
          <text:p text:style-name="P3"><text:span text:style-name="T4"><text:s text:c="2"/></text:span><text:span text:style-name="T4">Call Allocate_Profile</text:span></text:p>
          <text:p text:style-name="P3"><text:span text:style-name="T4"><text:s text:c="2"/></text:span><text:span text:style-name="T4">Call Set_OutVar_ContourLev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layer="layout" svg:width="5.386cm" svg:height="4.147cm" svg:x="22.697cm" svg:y="6.201cm">
          <text:p text:style-name="P2"><text:span text:style-name="T1">Atmosphere.f90</text:span></text:p>
          <text:p text:style-name="P3"><text:span text:style-name="T3">MODULE Atmosphere</text:span></text:p>
          <text:p text:style-name="P3"><text:span text:style-name="T3">Allocate_Atmosphere_Met</text:span></text:p>
          <text:p text:style-name="P3"><text:span text:style-name="T3">Deallocate_Atmosphere_Met</text:span></text:p>
          <text:p text:style-name="P3"><text:span text:style-name="T3">Set_Atmosphere_Meso</text:span></text:p>
          <text:p text:style-name="P3"><text:span text:style-name="T4"><text:s text:c="2"/></text:span><text:span text:style-name="T4">Call MR_Read_3d_MetP_Variable</text:span></text:p>
          <text:p text:style-name="P3"><text:span text:style-name="T3">Dens_IdealGasLaw</text:span></text:p>
          <text:p text:style-name="P3"><text:span text:style-name="T3">Visc_Sutherland</text:span></text:p>
          <text:p text:style-name="P3"><text:span text:style-name="T3">lambda_MeanFreePa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7.272cm" svg:height="5.46cm" svg:x="10.108cm" svg:y="15.512cm">
          <text:p text:style-name="P2"><text:span text:style-name="T1">MesoInterpolater.f90</text:span></text:p>
          <text:p text:style-name="P3"><text:span text:style-name="T3">MesoInterpolater</text:span></text:p>
          <text:p text:style-name="P3"><text:span text:style-name="T4"><text:s text:c="2"/></text:span><text:span text:style-name="T4">Call Read_NextMesoStep</text:span></text:p>
          <text:p text:style-name="P3"><text:span text:style-name="T4"><text:s text:c="2"/></text:span><text:span text:style-name="T4">Call Adjust_DT</text:span></text:p>
          <text:p text:style-name="P4"><text:span text:style-name="T4"><text:s text:c="2"/></text:span><text:span text:style-name="T4">Call umbrella_winds</text:span></text:p>
          <text:p text:style-name="P4"><text:span text:style-name="T3">Read_NextMesoStep</text:span></text:p>
          <text:p text:style-name="P3"><text:span text:style-name="T2"><text:s text:c="2"/></text:span><text:span text:style-name="T2">Call MR_Read_HGT_arrays</text:span></text:p>
          <text:p text:style-name="P3"><text:span text:style-name="T2"><text:s text:c="2"/></text:span><text:span text:style-name="T2">Call MR_Read_3d_Met_Variable_to_CompH</text:span></text:p>
          <text:p text:style-name="P3"><text:span text:style-name="T2"><text:s text:c="2"/></text:span><text:span text:style-name="T2">Call MR_Rotate_UV_ER2GR_Comp</text:span></text:p>
          <text:p text:style-name="P3"><text:span text:style-name="T2"><text:s text:c="2"/></text:span><text:span text:style-name="T2">Call MR_Rotate_UV_GR2ER_Met</text:span></text:p>
          <text:p text:style-name="P3"><text:span text:style-name="T2"><text:s text:c="2"/></text:span><text:span text:style-name="T2">Call Set_Atmosphere_Meso</text:span></text:p>
          <text:p text:style-name="P3"><text:span text:style-name="T2"><text:s text:c="2"/></text:span><text:span text:style-name="T2">Call MR_Read_3d_MetP_Variable</text:span></text:p>
          <text:p text:style-name="P3"><text:span text:style-name="T2"><text:s text:c="2"/></text:span><text:span text:style-name="T2">Call MR_Regrid_MetP_to_CompH</text:span></text:p>
          <text:p text:style-name="P3"><text:span text:style-name="T2"><text:s text:c="2"/></text:span><text:span text:style-name="T2">Call Set_Vf_Mes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6" draw:layer="layout" svg:width="6.206cm" svg:height="6.414cm" svg:x="16.203cm" svg:y="1.922cm">
          <text:p text:style-name="P2"><text:span text:style-name="T1">Ash3d_VariableModules.f90</text:span></text:p>
          <text:p text:style-name="P3"><text:span text:style-name="T3">MODULE precis_param</text:span></text:p>
          <text:p text:style-name="P4"><text:span text:style-name="T3">MODULE io_units</text:span></text:p>
          <text:p text:style-name="P3"><text:span text:style-name="T3">MODULE global_param</text:span></text:p>
          <text:p text:style-name="P3"><text:span text:style-name="T3">MODULE io_data</text:span></text:p>
          <text:p text:style-name="P3"><text:span text:style-name="T3"><text:s text:c="2"/></text:span><text:span text:style-name="T3">Deallocate_io_data</text:span></text:p>
          <text:p text:style-name="P3"><text:span text:style-name="T3">MODULE mesh</text:span></text:p>
          <text:p text:style-name="P3"><text:span text:style-name="T3"><text:s text:c="2"/></text:span><text:span text:style-name="T3">Allocate_mesh</text:span></text:p>
          <text:p text:style-name="P3"><text:span text:style-name="T3"><text:s text:c="2"/></text:span><text:span text:style-name="T3">Deallocate_mesh</text:span></text:p>
          <text:p text:style-name="P3"><text:span text:style-name="T3">MODULE solution</text:span></text:p>
          <text:p text:style-name="P3"><text:span text:style-name="T3"><text:s text:c="2"/></text:span><text:span text:style-name="T3">Allocate_solution</text:span></text:p>
          <text:p text:style-name="P3"><text:span text:style-name="T3"><text:s text:c="2"/></text:span><text:span text:style-name="T3">Deallocate_solution</text:span></text:p>
          <text:p text:style-name="P3"><text:span text:style-name="T3">MODULE time_data</text:span></text:p>
          <text:p text:style-name="P3"><text:span text:style-name="T3">MODULE wind_grid</text:span></text:p>
          <text:p text:style-name="P3"><text:span text:style-name="T3"><text:s text:c="2"/></text:span><text:span text:style-name="T3">Allocate_wind_grid</text:span></text:p>
          <text:p text:style-name="P3"><text:span text:style-name="T3"><text:s text:c="2"/></text:span><text:span text:style-name="T3">Deallocate_wind_gr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6" draw:layer="layout" svg:width="5.344cm" svg:height="9.205cm" svg:x="39.625cm" svg:y="1.727cm">
          <text:p text:style-name="P2"><text:span text:style-name="T1">Alloc_Arrays.f90</text:span></text:p>
          <text:p text:style-name="P3"><text:span text:style-name="T3">alloc_arrays</text:span></text:p>
          <text:p text:style-name="P3"><text:span text:style-name="T2"><text:s text:c="2"/></text:span><text:span text:style-name="T2">Call Allocate_mesh</text:span></text:p>
          <text:p text:style-name="P3"><text:span text:style-name="T2"><text:s text:c="2"/></text:span><text:span text:style-name="T2">Call Allocate_solution</text:span></text:p>
          <text:p text:style-name="P3"><text:span text:style-name="T2"><text:s text:c="2"/></text:span><text:span text:style-name="T2">Call Allocate_wind_grid</text:span></text:p>
          <text:p text:style-name="P3"><text:span text:style-name="T2"><text:s text:c="2"/></text:span><text:span text:style-name="T2">Call Allocate_Output_Vars</text:span></text:p>
          <text:p text:style-name="P3"><text:span text:style-name="T2"><text:s text:c="2"/></text:span><text:span text:style-name="T2">Call Allocate_Source_grid</text:span></text:p>
          <text:p text:style-name="P3"><text:span text:style-name="T2"><text:s text:c="2"/></text:span><text:span text:style-name="T2">Call Allocate_Diff</text:span></text:p>
          <text:p text:style-name="P3"><text:span text:style-name="T3">dealloc_arrays</text:span></text:p>
          <text:p text:style-name="P3"><text:span text:style-name="T2"><text:s text:c="2"/></text:span><text:span text:style-name="T2">Call Deallocate_io_data</text:span></text:p>
          <text:p text:style-name="P3"><text:span text:style-name="T2"><text:s text:c="2"/></text:span><text:span text:style-name="T2">Call Deallocate_mesh</text:span></text:p>
          <text:p text:style-name="P3"><text:span text:style-name="T2"><text:s text:c="2"/></text:span><text:span text:style-name="T2">Call Deallocate_solution</text:span></text:p>
          <text:p text:style-name="P3"><text:span text:style-name="T2"><text:s text:c="2"/></text:span><text:span text:style-name="T2">Call Deallocate_wind_grid</text:span></text:p>
          <text:p text:style-name="P3"><text:span text:style-name="T2"><text:s text:c="2"/></text:span><text:span text:style-name="T2">Call Deallocate_Tephra</text:span></text:p>
          <text:p text:style-name="P3"><text:span text:style-name="T2"><text:s text:c="2"/></text:span><text:span text:style-name="T2">Call Deallocate_Tephra_Met</text:span></text:p>
          <text:p text:style-name="P3"><text:span text:style-name="T2"><text:s text:c="2"/></text:span><text:span text:style-name="T2">Call Deallocate_Source</text:span></text:p>
          <text:p text:style-name="P3"><text:span text:style-name="T2"><text:s text:c="2"/></text:span><text:span text:style-name="T2">Call Deallocate_Source_Umbrella</text:span></text:p>
          <text:p text:style-name="P4"><text:span text:style-name="T5"><text:s text:c="2"/></text:span><text:span text:style-name="T2">Call Deallocate_Diff</text:span></text:p>
          <text:p text:style-name="P4"><text:span text:style-name="T2"><text:s text:c="2"/></text:span><text:span text:style-name="T2">Call Deallocate_Output_Vars</text:span></text:p>
          <text:p text:style-name="P4"><text:span text:style-name="T2"><text:s text:c="2"/></text:span><text:span text:style-name="T2">Call Deallocate_Ntime</text:span></text:p>
          <text:p text:style-name="P4"><text:span text:style-name="T2"><text:s text:c="2"/></text:span><text:span text:style-name="T2">Call Deallocate_Profile</text:span></text:p>
          <text:p text:style-name="P4"><text:span text:style-name="T2"><text:s text:c="2"/></text:span><text:span text:style-name="T2">Call Deallocate_Output_UserVars</text:span></text:p>
          <text:p text:style-name="P3"><text:span text:style-name="T2"><text:s text:c="2"/></text:span><text:span text:style-name="T2">Call Deallocate_Airports</text:span></text:p>
          <text:p text:style-name="P3"><text:span text:style-name="T2"><text:s text:c="2"/></text:span><text:span text:style-name="T2">Call Deallocate_Atmosphere_Met</text:span></text:p>
          <text:p text:style-name="P3"><text:span text:style-name="T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7" draw:layer="layout" svg:width="4.598cm" svg:height="3.767cm" svg:x="22.697cm" svg:y="1.87cm">
          <text:p text:style-name="P2"><text:span text:style-name="T1">Calc_Mesh.f90</text:span></text:p>
          <text:p text:style-name="P3"><text:span text:style-name="T3">calc_mesh_params</text:span></text:p>
          <text:p text:style-name="P3"><text:span text:style-name="T2"><text:s text:c="2"/></text:span><text:span text:style-name="T2">Call MR_Set_CompProjection</text:span></text:p>
          <text:p text:style-name="P3"><text:span text:style-name="T2"><text:s text:c="2"/></text:span><text:span text:style-name="T2">Call MR_Initialize_Met_Grids</text:span></text:p>
          <text:p text:style-name="P3"><text:span text:style-name="T2"><text:s text:c="2"/></text:span><text:span text:style-name="T2">Call MR_Set_Met_Times</text:span></text:p>
          <text:p text:style-name="P3"><text:span text:style-name="T3">get_minmax_lonlat</text:span></text:p>
          <text:p text:style-name="P3"><text:span text:style-name="T2"><text:s text:c="2"/></text:span><text:span text:style-name="T2">Call PJ_proj_inv</text:span></text:p>
          <text:p text:style-name="P3"><text:span text:style-name="T3">get_minmax_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6" draw:layer="layout" svg:width="3.161cm" svg:height="1.149cm" svg:x="17.811cm" svg:y="15.656cm">
          <text:p text:style-name="P2"><text:span text:style-name="T1">Adjust_DT.f90</text:span></text:p>
          <text:p text:style-name="P3"><text:span text:style-name="T3">Adjust_D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6" draw:layer="layout" svg:width="5.34cm" svg:height="5.444cm" svg:x="34.887cm" svg:y="33.259cm">
          <text:p text:style-name="P2"><text:span text:style-name="T1">write_KML.f90</text:span></text:p>
          <text:p text:style-name="P3"><text:span text:style-name="T3">MODULE Ash3d_KML_IO</text:span></text:p>
          <text:p text:style-name="P3"><text:span text:style-name="T3">Set_OutVar_Specs</text:span></text:p>
          <text:p text:style-name="P3"><text:span text:style-name="T3">OpenFile_KML</text:span></text:p>
          <text:p text:style-name="P3"><text:span text:style-name="T4"><text:s text:c="2"/></text:span><text:span text:style-name="T4">Call PlotModelBoundary</text:span></text:p>
          <text:p text:style-name="P3"><text:span text:style-name="T4"><text:s text:c="2"/></text:span><text:span text:style-name="T4">Call PJ_proj_inv</text:span></text:p>
          <text:p text:style-name="P3"><text:span text:style-name="T3">Write_2D_KML</text:span></text:p>
          <text:p text:style-name="P3"><text:span text:style-name="T4"><text:s text:c="2"/></text:span><text:span text:style-name="T4">Call PJ_proj_inv</text:span></text:p>
          <text:p text:style-name="P3"><text:span text:style-name="T3">Write_PointData_Airports_KML</text:span></text:p>
          <text:p text:style-name="P3"><text:span text:style-name="T4"><text:s text:c="2"/></text:span><text:span text:style-name="T4">Call PJ_proj_inv</text:span></text:p>
          <text:p text:style-name="P3"><text:span text:style-name="T3">Close_KML</text:span></text:p>
          <text:p text:style-name="P3"><text:span text:style-name="T3">PlotModelBoundary</text:span></text:p>
          <text:p text:style-name="P3"><text:span text:style-name="T4"><text:s text:c="2"/></text:span><text:span text:style-name="T4">Call PJ_proj_in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6" draw:layer="layout" svg:width="5.892cm" svg:height="7.265cm" svg:x="22.47cm" svg:y="33.402cm">
          <text:p text:style-name="P2"><text:span text:style-name="T1">Output_Results.f90</text:span></text:p>
          <text:p text:style-name="P3"><text:span text:style-name="T3">output_results</text:span></text:p>
          <text:p text:style-name="P3"><text:span text:style-name="T2"><text:s text:c="2"/></text:span><text:span text:style-name="T2">Call vprofileopener</text:span></text:p>
          <text:p text:style-name="P3"><text:span text:style-name="T2"><text:s text:c="2"/></text:span><text:span text:style-name="T2">Call Set_OutVar_Specs</text:span></text:p>
          <text:p text:style-name="P3"><text:span text:style-name="T2"><text:s text:c="2"/></text:span><text:span text:style-name="T2">Call OpenFile_KML</text:span></text:p>
          <text:p text:style-name="P3"><text:span text:style-name="T2"><text:s text:c="2"/></text:span><text:span text:style-name="T2">Call NC_create_netcdf_file</text:span></text:p>
          <text:p text:style-name="P3"><text:span text:style-name="T2"><text:s text:c="2"/></text:span><text:span text:style-name="T2">Call write_2D_ASCII</text:span></text:p>
          <text:p text:style-name="P3"><text:span text:style-name="T2"><text:s text:c="2"/></text:span><text:span text:style-name="T2">Call write_2D_KML</text:span></text:p>
          <text:p text:style-name="P3"><text:span text:style-name="T2"><text:s text:c="2"/></text:span><text:span text:style-name="T2">Call write_3D_ASCII</text:span></text:p>
          <text:p text:style-name="P3"><text:span text:style-name="T2"><text:s text:c="2"/></text:span><text:span text:style-name="T2">Call write_3D_Binary</text:span></text:p>
          <text:p text:style-name="P3"><text:span text:style-name="T2"><text:s text:c="2"/></text:span><text:span text:style-name="T2">Call write_2D_Binary</text:span></text:p>
          <text:p text:style-name="P3"><text:span text:style-name="T2"><text:s text:c="2"/></text:span><text:span text:style-name="T2">Call NC_append_to_netcdf</text:span></text:p>
          <text:p text:style-name="P3"><text:span text:style-name="T2"><text:s text:c="2"/></text:span><text:span text:style-name="T2">Call vprofileclose</text:span></text:p>
          <text:p text:style-name="P3"><text:span text:style-name="T2"><text:s text:c="2"/></text:span><text:span text:style-name="T2">Call OpenFile_KML</text:span></text:p>
          <text:p text:style-name="P3"><text:span text:style-name="T2"><text:s text:c="2"/></text:span><text:span text:style-name="T2">Call Write_2D_KML</text:span></text:p>
          <text:p text:style-name="P3"><text:span text:style-name="T2"><text:s text:c="2"/></text:span><text:span text:style-name="T2">Call Close_KML</text:span></text:p>
          <text:p text:style-name="P3"><text:span text:style-name="T2"><text:s text:c="2"/></text:span><text:span text:style-name="T2">Call write_2D_ASCII</text:span></text:p>
          <text:p text:style-name="P3"><text:span text:style-name="T2"><text:s text:c="2"/></text:span><text:span text:style-name="T2">Call Write_PointData_Airports_KML</text:span></text:p>
          <text:p text:style-name="P3"><text:span text:style-name="T2"><text:s text:c="2"/></text:span><text:span text:style-name="T2">Call Write_PointData_Airports_ASCI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draw:layer="layout" svg:width="5.171cm" svg:height="2.714cm" svg:x="16.087cm" svg:y="29.97cm">
          <text:p text:style-name="P2"><text:span text:style-name="T1">TimeStepTotals.f90</text:span></text:p>
          <text:p text:style-name="P3"><text:span text:style-name="T3">TimeStepsTotals</text:span></text:p>
          <text:p text:style-name="P3"><text:span text:style-name="T2"><text:s text:c="2"/></text:span><text:span text:style-name="T2">Call Calc_AshVol_Aloft</text:span></text:p>
          <text:p text:style-name="P3"><text:span text:style-name="T2"><text:s text:c="2"/></text:span><text:span text:style-name="T2">Call Calc_AshVol_Deposit</text:span></text:p>
          <text:p text:style-name="P3"><text:span text:style-name="T2"><text:s text:c="2"/></text:span><text:span text:style-name="T2">Call Calc_AshVol_Outflow</text:span></text:p>
          <text:p text:style-name="P3"><text:span text:style-name="T2"><text:s text:c="2"/></text:span><text:span text:style-name="T2">HS_yyyymmddhhmm_si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5" draw:layer="layout" svg:width="3.878cm" svg:height="1.724cm" svg:x="22.638cm" svg:y="19.515cm">
          <text:p text:style-name="P2"><text:span text:style-name="T1">Set_BC.f90</text:span></text:p>
          <text:p text:style-name="P3"><text:span text:style-name="T3">Set_B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5.604cm" svg:height="3.592cm" svg:x="27.359cm" svg:y="15.286cm">
          <text:p text:style-name="P2"><text:span text:style-name="T1">Source_Umbrella.f90</text:span></text:p>
          <text:p text:style-name="P3"><text:span text:style-name="T3">MODULE Source_Umbrella</text:span></text:p>
          <text:p text:style-name="P3"><text:span text:style-name="T3">Allocate_Source_Umbrella</text:span></text:p>
          <text:p text:style-name="P3"><text:span text:style-name="T3">Deallocate_Source_Umbrella</text:span></text:p>
          <text:p text:style-name="P3"><text:span text:style-name="T3">umbrella_winds</text:span></text:p>
          <text:p text:style-name="P3"><text:span text:style-name="T3">TephraSourceNodes_Umbrella</text:span></text:p>
          <text:p text:style-name="P3"><text:span text:style-name="T3">SourceVolInc_Umbrella</text:span></text:p>
          <text:p text:style-name="P3"><text:span text:style-name="T3">AbgCon_Umbrell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8" draw:layer="layout" svg:width="6.786cm" svg:height="1.088cm" svg:x="9.792cm" svg:y="0.938cm">
          <draw:text-box>
            <text:p>Setup / Initialization</text:p>
          </draw:text-box>
        </draw:frame>
        <draw:frame draw:style-name="gr24" draw:text-style-name="P8" draw:layer="layout" svg:width="8.619cm" svg:height="1.089cm" svg:x="9.906cm" svg:y="14.515cm">
          <draw:text-box>
            <text:p>Set Met. Values / Calc. dt</text:p>
          </draw:text-box>
        </draw:frame>
        <draw:frame draw:style-name="gr25" draw:text-style-name="P8" draw:layer="layout" svg:width="2.838cm" svg:height="1.089cm" svg:x="21.872cm" svg:y="14.267cm">
          <draw:text-box>
            <text:p>Source</text:p>
          </draw:text-box>
        </draw:frame>
        <draw:frame draw:style-name="gr26" draw:text-style-name="P8" draw:layer="layout" svg:width="3.715cm" svg:height="1.088cm" svg:x="9.764cm" svg:y="21.424cm">
          <draw:text-box>
            <text:p>Advection</text:p>
          </draw:text-box>
        </draw:frame>
        <draw:frame draw:style-name="gr27" draw:text-style-name="P8" draw:layer="layout" svg:width="6.756cm" svg:height="1.089cm" svg:x="10.056cm" svg:y="28.769cm">
          <draw:text-box>
            <text:p>Test Output Criteria</text:p>
          </draw:text-box>
        </draw:frame>
        <draw:frame draw:style-name="gr28" draw:text-style-name="P8" draw:layer="layout" svg:width="2.723cm" svg:height="1.088cm" svg:x="22.287cm" svg:y="31.513cm">
          <draw:text-box>
            <text:p>Output</text:p>
          </draw:text-box>
        </draw:frame>
        <draw:custom-shape draw:style-name="gr29" draw:text-style-name="P9" draw:layer="layout" svg:width="3.592cm" svg:height="14.8cm" svg:x="6.028cm" svg:y="3.16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0" draw:text-style-name="P9" draw:layer="layout" svg:width="3.736cm" svg:height="6.035cm" svg:x="6.028cm" svg:y="15.95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1" draw:text-style-name="P9" draw:layer="layout" svg:width="3.736cm" svg:height="2.874cm" svg:x="6.028cm" svg:y="22.78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2" draw:text-style-name="P9" draw:layer="layout" svg:width="3.88cm" svg:height="9.34cm" svg:x="6.028cm" svg:y="27.15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3" draw:text-style-name="P6" draw:layer="layout" svg:width="5.029cm" svg:height="4.885cm" svg:x="34.336cm" svg:y="5.894cm">
          <text:p text:style-name="P2"><text:span text:style-name="T1">Airports.f90</text:span></text:p>
          <text:p text:style-name="P3"><text:span text:style-name="T3">MODULE Airports</text:span></text:p>
          <text:p text:style-name="P3"><text:span text:style-name="T3">Allocate_Airports</text:span></text:p>
          <text:p text:style-name="P3"><text:span text:style-name="T3">Deallocate_Airports</text:span></text:p>
          <text:p text:style-name="P3"><text:span text:style-name="T3">ReadAirports</text:span></text:p>
          <text:p text:style-name="P3"><text:span text:style-name="T4"><text:s text:c="2"/></text:span><text:span text:style-name="T4">Call Read_GlobalAirports</text:span></text:p>
          <text:p text:style-name="P3"><text:span text:style-name="T4"><text:s text:c="2"/></text:span><text:span text:style-name="T4">Call ReadExtAirports</text:span></text:p>
          <text:p text:style-name="P3"><text:span text:style-name="T4"><text:s text:c="2"/></text:span><text:span text:style-name="T4">Call PJ_proj_for</text:span></text:p>
          <text:p text:style-name="P3"><text:span text:style-name="T4"><text:s text:c="2"/></text:span><text:span text:style-name="T4">Call Allocate_Airports</text:span></text:p>
          <text:p text:style-name="P3"><text:span text:style-name="T4"><text:s text:c="2"/></text:span><text:span text:style-name="T4">Call PJ_proj_for</text:span></text:p>
          <text:p text:style-name="P3"><text:span text:style-name="T3">bilinear_thickness</text:span></text:p>
          <text:p text:style-name="P3"><text:span text:style-name="T3">ReadExtApirports</text:span></text:p>
          <text:p text:style-name="P3"><text:span text:style-name="T3">Read_GlobalAirpor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0" draw:layer="layout" svg:width="5.613cm" svg:height="7.616cm" svg:x="28.435cm" svg:y="1.87cm">
          <text:p text:style-name="P2"><text:span text:style-name="T1">Tephra.f90</text:span></text:p>
          <text:p text:style-name="P3"><text:span text:style-name="T3">MODULE Tephra</text:span></text:p>
          <text:p text:style-name="P3"><text:span text:style-name="T3">Allocate_Tephra</text:span></text:p>
          <text:p text:style-name="P3"><text:span text:style-name="T3">Allocate_Tephra_Met</text:span></text:p>
          <text:p text:style-name="P3"><text:span text:style-name="T3">Deallocate_Tephra</text:span></text:p>
          <text:p text:style-name="P3"><text:span text:style-name="T3">Deallocate_Tephra_Met</text:span></text:p>
          <text:p text:style-name="P3"><text:span text:style-name="T3">Set_Vf_Meso</text:span></text:p>
          <text:p text:style-name="P3"><text:span text:style-name="T2"><text:s text:c="2"/></text:span><text:span text:style-name="T2">Call Regrid_MetP_to_CompH</text:span></text:p>
          <text:p text:style-name="P3"><text:span text:style-name="T3">Calculate_Tephra_Shape</text:span></text:p>
          <text:p text:style-name="P3"><text:span text:style-name="T3">Sort_Tephra_Size</text:span></text:p>
          <text:p text:style-name="P3"><text:span text:style-name="T3"><text:s text:c="2"/></text:span><text:span text:style-name="T4">Call partition_gsbins</text:span></text:p>
          <text:p text:style-name="P3"><text:span text:style-name="T3">partition_gsbins</text:span></text:p>
          <text:p text:style-name="P3"><text:span text:style-name="T3">Prune_GS</text:span></text:p>
          <text:p text:style-name="P3"><text:span text:style-name="T3">vset_WH</text:span></text:p>
          <text:p text:style-name="P3"><text:span text:style-name="T3">vset_WH_slip</text:span></text:p>
          <text:p text:style-name="P3"><text:span text:style-name="T3">vset_WH_PCM</text:span></text:p>
          <text:p text:style-name="P3"><text:span text:style-name="T3">vset_Gans</text:span></text:p>
          <text:p text:style-name="P3"><text:span text:style-name="T3">vset_Gans_slip</text:span></text:p>
          <text:p text:style-name="P3"><text:span text:style-name="T3">vset_Stokes_sl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0" draw:layer="layout" svg:width="5.004cm" svg:height="4.023cm" svg:x="22.043cm" svg:y="15.286cm">
          <text:p text:style-name="P2"><text:span text:style-name="T1">Source.f90</text:span></text:p>
          <text:p text:style-name="P3"><text:span text:style-name="T3">MODULE Source</text:span></text:p>
          <text:p text:style-name="P3"><text:span text:style-name="T3">Allocate_Source_eruption</text:span></text:p>
          <text:p text:style-name="P3"><text:span text:style-name="T3">Allocate_Source_grid</text:span></text:p>
          <text:p text:style-name="P3"><text:span text:style-name="T3">Deallocate_Source</text:span></text:p>
          <text:p text:style-name="P4"><text:span text:style-name="T3">Calc_Normalized_SourceCol</text:span></text:p>
          <text:p text:style-name="P3"><text:span text:style-name="T3">EruptivePulse_MassFluxRate</text:span></text:p>
          <text:p text:style-name="P3"><text:span text:style-name="T3">CheckEruptivePulses</text:span></text:p>
          <text:p text:style-name="P3"><text:span text:style-name="T3">TephraSourceNodes</text:span></text:p>
          <text:p text:style-name="P3"><text:span text:style-name="T3">SourceVolI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0" draw:layer="layout" svg:width="6.028cm" svg:height="2.626cm" svg:x="10.241cm" svg:y="22.534cm">
          <text:p text:style-name="P2"><text:span text:style-name="T1">AdvectionHorz.f90</text:span></text:p>
          <text:p text:style-name="P3"><text:span text:style-name="T3">MODULE AdvectionHorz</text:span></text:p>
          <text:p text:style-name="P3"><text:span text:style-name="T3">AdvectHorz</text:span></text:p>
          <text:p text:style-name="P3"><text:span text:style-name="T3"><text:s text:c="2"/></text:span><text:span text:style-name="T4">Call get_minmax_index</text:span></text:p>
          <text:p text:style-name="P3"><text:span text:style-name="T4"><text:s text:c="2"/></text:span><text:span text:style-name="T4">Call advect_x</text:span></text:p>
          <text:p text:style-name="P3"><text:span text:style-name="T4"><text:s text:c="2"/></text:span><text:span text:style-name="T4">Call advect_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7" draw:layer="layout" svg:width="6.028cm" svg:height="2.012cm" svg:x="10.241cm" svg:y="25.447cm">
          <text:p text:style-name="P2"><text:span text:style-name="T1">AdvectionHorz_DCU.f90</text:span></text:p>
          <text:p text:style-name="P3"><text:span text:style-name="T3">MODULE AdvectionHorz_DCU</text:span></text:p>
          <text:p text:style-name="P3"><text:span text:style-name="T3">advect_x</text:span></text:p>
          <text:p text:style-name="P3"><text:span text:style-name="T3">advect_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6.029cm" svg:height="2.012cm" svg:x="16.617cm" svg:y="25.447cm">
          <text:p text:style-name="P2"><text:span text:style-name="T1">AdvectionVert_DCU.f90</text:span></text:p>
          <text:p text:style-name="P3"><text:span text:style-name="T3">MODULE AdvectionVert_DCU</text:span></text:p>
          <text:p text:style-name="P3"><text:span text:style-name="T3">advect_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454cm" svg:height="8.047cm" svg:x="27.218cm" svg:y="22.479cm">
          <text:p text:style-name="P2"><text:span text:style-name="T1">Diffusion.f90</text:span></text:p>
          <text:p text:style-name="P3"><text:span text:style-name="T3">MODULE Diffusion</text:span></text:p>
          <text:p text:style-name="P3"><text:span text:style-name="T3">Allocate_Diff</text:span></text:p>
          <text:p text:style-name="P3"><text:span text:style-name="T3">Deallocate_Diff</text:span></text:p>
          <text:p text:style-name="P3"><text:span text:style-name="T3">DiffuseHorz</text:span></text:p>
          <text:p text:style-name="P3"><text:span text:style-name="T4"><text:s text:c="2"/></text:span><text:span text:style-name="T4">Call diffCN_x</text:span></text:p>
          <text:p text:style-name="P3"><text:span text:style-name="T4"><text:s text:c="2"/></text:span><text:span text:style-name="T4">Call diffCN_y</text:span></text:p>
          <text:p text:style-name="P3"><text:span text:style-name="T4"><text:s text:c="2"/></text:span><text:span text:style-name="T4">Call diff_x</text:span></text:p>
          <text:p text:style-name="P3"><text:span text:style-name="T4"><text:s text:c="2"/></text:span><text:span text:style-name="T4">Call diff_y</text:span></text:p>
          <text:p text:style-name="P3"><text:span text:style-name="T3">DiffuseVert</text:span></text:p>
          <text:p text:style-name="P3"><text:span text:style-name="T4"><text:s text:c="2"/></text:span><text:span text:style-name="T4">Call diffCN_z</text:span></text:p>
          <text:p text:style-name="P3"><text:span text:style-name="T4"><text:s text:c="2"/></text:span><text:span text:style-name="T4">Call diff_z</text:span></text:p>
          <text:p text:style-name="P3"><text:span text:style-name="T3">diff_x</text:span></text:p>
          <text:p text:style-name="P3"><text:span text:style-name="T3">diff_y</text:span></text:p>
          <text:p text:style-name="P3"><text:span text:style-name="T3">diff_z</text:span></text:p>
          <text:p text:style-name="P3"><text:span text:style-name="T3">diffCN_x</text:span></text:p>
          <text:p text:style-name="P3"><text:span text:style-name="T4"><text:s text:c="2"/></text:span><text:span text:style-name="T4">Call sptsv / dptsv</text:span></text:p>
          <text:p text:style-name="P3"><text:span text:style-name="T3">diffCN_y</text:span></text:p>
          <text:p text:style-name="P3"><text:span text:style-name="T4"><text:s text:c="2"/></text:span><text:span text:style-name="T4">Call sptsv / dptsv</text:span></text:p>
          <text:p text:style-name="P3"><text:span text:style-name="T3">diffCN_z</text:span></text:p>
          <text:p text:style-name="P3"><text:span text:style-name="T4"><text:s text:c="2"/></text:span><text:span text:style-name="T4">Call sptsv / dpts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5.317cm" svg:height="10.489cm" svg:x="10.195cm" svg:y="29.954cm">
          <text:p text:style-name="P2"><text:span text:style-name="T1">Output_Vars.f90</text:span></text:p>
          <text:p text:style-name="P3"><text:span text:style-name="T3">MODULE Output_Vars</text:span></text:p>
          <text:p text:style-name="P3"><text:span text:style-name="T3">Allocate_Output_Vars</text:span></text:p>
          <text:p text:style-name="P3"><text:span text:style-name="T3">Allocate_Ntime</text:span></text:p>
          <text:p text:style-name="P3"><text:span text:style-name="T3">Allocate_Profile</text:span></text:p>
          <text:p text:style-name="P3"><text:span text:style-name="T3">Allocate_Output_UserVars</text:span></text:p>
          <text:p text:style-name="P3"><text:span text:style-name="T3">Deallocate_Output_Vars</text:span></text:p>
          <text:p text:style-name="P3"><text:span text:style-name="T3">Deallocate_Ntime</text:span></text:p>
          <text:p text:style-name="P3"><text:span text:style-name="T3">Deallocate_Profile</text:span></text:p>
          <text:p text:style-name="P3"><text:span text:style-name="T3">Deallocate_Output_UserVars</text:span></text:p>
          <text:p text:style-name="P3"><text:span text:style-name="T3">Set_OutVar_ContourLevel</text:span></text:p>
          <text:p text:style-name="P3"><text:span text:style-name="T3">AshThicknessCalculator</text:span></text:p>
          <text:p text:style-name="P3"><text:span text:style-name="T3">AshTotalCalculator</text:span></text:p>
          <text:p text:style-name="P3"><text:span text:style-name="T3">DbZCalculator</text:span></text:p>
          <text:p text:style-name="P3"><text:span text:style-name="T4"><text:s text:c="2"/></text:span><text:span text:style-name="T4">Call AshLoadCalculator</text:span></text:p>
          <text:p text:style-name="P3"><text:span text:style-name="T3">ConcentrationCalculator</text:span></text:p>
          <text:p text:style-name="P3"><text:span text:style-name="T3">CloudAreaCalculator</text:span></text:p>
          <text:p text:style-name="P3"><text:span text:style-name="T3">Get_Output_Vars</text:span></text:p>
          <text:p text:style-name="P3"><text:span text:style-name="T4"><text:s text:c="2"/></text:span><text:span text:style-name="T4">Call AshThicknessCalculator</text:span></text:p>
          <text:p text:style-name="P3"><text:span text:style-name="T4"><text:s text:c="2"/></text:span><text:span text:style-name="T4">Call ConcentrationCalculator</text:span></text:p>
          <text:p text:style-name="P3"><text:span text:style-name="T4"><text:s text:c="2"/></text:span><text:span text:style-name="T4">Call CloudAreaCalculator</text:span></text:p>
          <text:p text:style-name="P3"><text:span text:style-name="T3">Calc_AshVol_Aloft</text:span></text:p>
          <text:p text:style-name="P4"><text:span text:style-name="T3">Calc_vprofile</text:span></text:p>
          <text:p text:style-name="P3"><text:span text:style-name="T3">Calc_AshVol_Deposit</text:span></text:p>
          <text:p text:style-name="P3"><text:span text:style-name="T3">Calc_AshVol_Outflow</text:span></text:p>
          <text:p text:style-name="P3"><text:span text:style-name="T3">FirstAsh</text:span></text:p>
          <text:p text:style-name="P3"><text:span text:style-name="T3"><text:s text:c="2"/></text:span><text:span text:style-name="T4">Call ConcentrationCalculator</text:span></text:p>
          <text:p text:style-name="P3"><text:span text:style-name="T4"><text:s text:c="2"/></text:span><text:span text:style-name="T4">Call AshThicknessCalcul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6" draw:layer="layout" svg:width="3.736cm" svg:height="2.299cm" svg:x="28.588cm" svg:y="9.773cm">
          <text:p text:style-name="P2"><text:span text:style-name="T1">VotW.f90</text:span></text:p>
          <text:p text:style-name="P3"><text:span text:style-name="T3">MODULE VotW_ESP</text:span></text:p>
          <text:p text:style-name="P3"><text:span text:style-name="T3">get_ESP</text:span></text:p>
          <text:p text:style-name="P3"><text:span text:style-name="T4"><text:s text:c="2"/></text:span><text:span text:style-name="T4">Call VotW_v12</text:span></text:p>
          <text:p text:style-name="P3"><text:span text:style-name="T3">VotW_v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0" draw:layer="layout" svg:width="5.604cm" svg:height="2.667cm" svg:x="28.875cm" svg:y="37.713cm">
          <text:p text:style-name="P2"><text:span text:style-name="T1">write_BINARY.f90</text:span></text:p>
          <text:p text:style-name="P3"><text:span text:style-name="T1">MODULE Ash3d_Binary_IO</text:span></text:p>
          <text:p text:style-name="P3"><text:span text:style-name="T3">write_2D_Binary</text:span></text:p>
          <text:p text:style-name="P3"><text:span text:style-name="T3">read_2D_Binary</text:span></text:p>
          <text:p text:style-name="P3"><text:span text:style-name="T3">write_2D_Binary</text:span></text:p>
          <text:p text:style-name="P3"><text:span text:style-name="T3">read_3D_Binary</text:span><text:span text:style-name="T2">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10" draw:layer="layout" svg:width="5.604cm" svg:height="3.88cm" svg:x="28.875cm" svg:y="33.402cm">
          <text:p text:style-name="P2"><text:span text:style-name="T1">write_ASCII.f90</text:span></text:p>
          <text:p text:style-name="P3"><text:span text:style-name="T3">MODULE Ash3d_ASCII_IO</text:span></text:p>
          <text:p text:style-name="P3"><text:span text:style-name="T3">Vprofileopener</text:span></text:p>
          <text:p text:style-name="P3"><text:span text:style-name="T3">Vprofilewriter</text:span></text:p>
          <text:p text:style-name="P3"><text:span text:style-name="T3">Vprofilecloser</text:span></text:p>
          <text:p text:style-name="P3"><text:span text:style-name="T3">write_2D_ASCII</text:span></text:p>
          <text:p text:style-name="P3"><text:span text:style-name="T3">read_2D_ASCII</text:span></text:p>
          <text:p text:style-name="P3"><text:span text:style-name="T3">write_3D_ASCII</text:span></text:p>
          <text:p text:style-name="P3"><text:span text:style-name="T3">write_PointData_Airports_ASCI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8" draw:layer="layout" svg:width="3.341cm" svg:height="1.088cm" svg:x="23.99cm" svg:y="21.431cm">
          <draw:text-box>
            <text:p>Diffusion</text:p>
          </draw:text-box>
        </draw:frame>
        <draw:custom-shape draw:style-name="gr45" draw:text-style-name="P11" draw:layer="layout" svg:width="9.627cm" svg:height="0.574cm" svg:x="32.755cm" svg:y="11.067cm">
          <text:p text:style-name="P3"><text:span text:style-name="T1">/opt/USGS/Ash3d/share/GlobalAirports_ewert.t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6" draw:layer="layout" svg:width="5.171cm" svg:height="1.437cm" svg:x="22.697cm" svg:y="10.779cm">
          <text:p text:style-name="P2"><text:span text:style-name="T1">ResetParams.f90</text:span></text:p>
          <text:p text:style-name="P3"><text:span text:style-name="T3">input_data_ResetParams</text:span></text:p>
          <text:p text:style-name="P3"><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1" draw:layer="layout" svg:width="9.627cm" svg:height="0.575cm" svg:x="28.588cm" svg:y="12.36cm">
          <text:p text:style-name="P3"><text:span text:style-name="T1">/opt/USGS/Ash3d/share/VotW_ESP_v12_csv.t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11cm" fo:page-height="42.0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Hans Schwaiger</meta:initial-creator>
    <meta:creation-date>2014-08-01T10:49:01</meta:creation-date>
    <dc:date>2024-07-16T21:59:03.732782641</dc:date>
    <meta:editing-duration>P4DT3H59M36S</meta:editing-duration>
    <meta:editing-cycles>79</meta:editing-cycles>
    <meta:generator>LibreOffice/7.1.8.1$Linux_X86_64 LibreOffice_project/10$Build-1</meta:generator>
    <meta:document-statistic meta:object-count="47"/>
  </office:meta>
</office:document-meta>
</file>